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arial" svg:font-family="arial" style:font-family-generic="swiss"/>
  </office:font-face-decls>
  <office:automatic-styles>
    <style:style style:name="P1" style:family="paragraph" style:parent-style-name="Bibliography_20_1">
      <style:paragraph-properties fo:line-height="150%" fo:text-align="justify" style:justify-single-word="false"/>
      <style:text-properties style:font-name="arial" fo:font-size="9pt" fo:font-weight="normal" officeooo:rsid="0003d96b" officeooo:paragraph-rsid="0003d96b" style:font-size-asian="9pt" style:font-weight-asian="normal" style:font-size-complex="9pt" style:font-weight-complex="normal"/>
    </style:style>
    <style:style style:name="P2" style:family="paragraph" style:parent-style-name="LO-normal">
      <style:paragraph-properties fo:line-height="150%" fo:text-align="justify" style:justify-single-word="false"/>
      <style:text-properties style:font-name="arial" officeooo:paragraph-rsid="0003d96b"/>
    </style:style>
    <style:style style:name="P3" style:family="paragraph" style:parent-style-name="LO-normal">
      <style:paragraph-properties fo:line-height="150%" fo:text-align="justify" style:justify-single-word="false"/>
      <style:text-properties style:font-name="arial" fo:font-weight="bold" officeooo:rsid="0003d96b" officeooo:paragraph-rsid="0003d96b" style:font-weight-asian="bold" style:font-weight-complex="bold"/>
    </style:style>
    <style:style style:name="T1" style:family="text">
      <style:text-properties fo:font-size="10pt" fo:language="en" fo:country="US" officeooo:rsid="008e732b" style:font-name-asian="Times New Roman" style:font-size-asian="10pt" style:language-asian="zh" style:country-asian="CN" style:font-name-complex="Times New Roman" style:font-size-complex="10pt" style:language-complex="hi" style:country-complex="IN"/>
    </style:style>
    <style:style style:name="T2" style:family="text">
      <style:text-properties fo:font-size="10pt" fo:language="en" fo:country="US" officeooo:rsid="00976fae" style:font-name-asian="Times New Roman" style:font-size-asian="10pt" style:language-asian="zh" style:country-asian="CN" style:font-name-complex="Times New Roman" style:font-size-complex="10pt" style:language-complex="hi" style:country-complex="IN"/>
    </style:style>
    <style:style style:name="T3" style:family="text">
      <style:text-properties fo:font-size="10pt" fo:language="en" fo:country="US" officeooo:rsid="009553d2" style:font-name-asian="Times New Roman" style:font-size-asian="10pt" style:language-asian="zh" style:country-asian="CN" style:font-name-complex="Times New Roman" style:font-size-complex="10pt" style:language-complex="hi" style:country-complex="IN"/>
    </style:style>
    <style:style style:name="T4" style:family="text">
      <style:text-properties fo:font-size="10pt" fo:language="en" fo:country="US" officeooo:rsid="00931c54" style:font-name-asian="Times New Roman" style:font-size-asian="10pt" style:language-asian="zh" style:country-asian="CN" style:font-name-complex="Times New Roman" style:font-size-complex="10pt" style:language-complex="hi" style:country-complex="IN"/>
    </style:style>
    <style:style style:name="T5" style:family="text">
      <style:text-properties fo:font-size="10pt" fo:language="en" fo:country="US" officeooo:rsid="0095de6b" style:font-name-asian="Times New Roman" style:font-size-asian="10pt" style:language-asian="zh" style:country-asian="CN" style:font-name-complex="Times New Roman" style:font-size-complex="10pt" style:language-complex="hi" style:country-complex="IN"/>
    </style:style>
    <style:style style:name="T6" style:family="text">
      <style:text-properties fo:font-size="10pt" fo:language="en" fo:country="US" officeooo:rsid="00992db6" style:font-name-asian="Times New Roman" style:font-size-asian="10pt" style:language-asian="zh" style:country-asian="CN" style:font-name-complex="Times New Roman" style:font-size-complex="10pt" style:language-complex="hi" style:country-complex="IN"/>
    </style:style>
    <style:style style:name="T7" style:family="text">
      <style:text-properties fo:font-size="10pt" fo:language="en" fo:country="US" officeooo:rsid="00944948" style:font-name-asian="Times New Roman" style:font-size-asian="10pt" style:language-asian="zh" style:country-asian="CN" style:font-name-complex="Times New Roman" style:font-size-complex="10pt" style:language-complex="hi" style:country-complex="IN"/>
    </style:style>
    <style:style style:name="T8" style:family="text">
      <style:text-properties fo:font-size="10pt" fo:language="en" fo:country="US" officeooo:rsid="0093bb91" style:font-name-asian="Times New Roman" style:font-size-asian="10pt" style:language-asian="zh" style:country-asian="CN" style:font-name-complex="Times New Roman" style:font-size-complex="10pt" style:language-complex="hi" style:country-complex="IN"/>
    </style:style>
    <style:style style:name="T9" style:family="text">
      <style:text-properties fo:font-size="10pt" fo:language="en" fo:country="US" officeooo:rsid="009b1835" style:font-name-asian="Times New Roman" style:font-size-asian="10pt" style:language-asian="zh" style:country-asian="CN" style:font-name-complex="Times New Roman" style:font-size-complex="10pt" style:language-complex="hi" style:country-complex="IN"/>
    </style:style>
    <style:style style:name="T10" style:family="text">
      <style:text-properties fo:font-size="10pt" fo:language="en" fo:country="US" officeooo:rsid="00a3c251" style:font-name-asian="Times New Roman" style:font-size-asian="10pt" style:language-asian="zh" style:country-asian="CN" style:font-name-complex="Times New Roman" style:font-size-complex="10pt" style:language-complex="hi" style:country-complex="IN"/>
    </style:style>
    <style:style style:name="T11" style:family="text">
      <style:text-properties fo:font-style="italic" style:font-style-asian="italic"/>
    </style:style>
    <style:style style:name="T12"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tab/>Here, we </text:span><text:span text:style-name="T2">produced</text:span><text:span text:style-name="T1"> the first integrative study of the macroevolutionary fate of </text:span><text:span text:style-name="T3">the charismatic extinct mammal</text:span><text:span text:style-name="T2">s</text:span><text:span text:style-name="T3"> from South America </text:span><text:span text:style-name="T1">across the Eocene-Oligocene using the fossil record. Interestingly, </text:span><text:span text:style-name="T4">our findings </text:span><text:span text:style-name="T5">challenge </text:span><text:span text:style-name="T4">the occurrence of a </text:span><text:span text:style-name="T5">continent-scale </text:span><text:span text:style-name="T4">mass extinction </text:span><text:span text:style-name="T6">among mammals</text:span><text:span text:style-name="T4"> at the EOT </text:span><text:reference-mark-start text:name="ZOTERO_ITEM CSL_CITATION {&quot;citationID&quot;:&quot;zw6Z3qN8&quot;,&quot;properties&quot;:{&quot;formattedCitation&quot;:&quot;(30)&quot;,&quot;plainCitation&quot;:&quot;(30)&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kFDRjTF0hz"/><text:span text:style-name="T4">(30)</text:span><text:reference-mark-end text:name="ZOTERO_ITEM CSL_CITATION {&quot;citationID&quot;:&quot;zw6Z3qN8&quot;,&quot;properties&quot;:{&quot;formattedCitation&quot;:&quot;(30)&quot;,&quot;plainCitation&quot;:&quot;(30)&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kFDRjTF0hz"/><text:span text:style-name="T4">, contrary to what </text:span><text:span text:style-name="T3">is suggested in other parts of the world </text:span><text:reference-mark-start text:name="ZOTERO_ITEM CSL_CITATION {&quot;citationID&quot;:&quot;jAom7Z3c&quot;,&quot;properties&quot;:{&quot;formattedCitation&quot;:&quot;(22)&quot;,&quot;plainCitation&quot;:&quot;(22)&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drHKlCbHDd"/><text:span text:style-name="T3">(e.g., 22)</text:span><text:reference-mark-end text:name="ZOTERO_ITEM CSL_CITATION {&quot;citationID&quot;:&quot;jAom7Z3c&quot;,&quot;properties&quot;:{&quot;formattedCitation&quot;:&quot;(22)&quot;,&quot;plainCitation&quot;:&quot;(22)&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drHKlCbHDd"/><text:span text:style-name="T4">. </text:span><text:span text:style-name="T3">Rather, w</text:span><text:span text:style-name="T7">e</text:span><text:span text:style-name="T4"> reveal</text:span><text:span text:style-name="T8">ed</text:span><text:span text:style-name="T4"> </text:span><text:span text:style-name="T7">that SAMs underwent </text:span><text:span text:style-name="T4">a temperature and diversity-depend</text:span><text:span text:style-name="T8">e</text:span><text:span text:style-name="T4">nt </text:span><text:span text:style-name="T8">gradual </text:span><text:span text:style-name="T4">diversity decline </text:span><text:span text:style-name="T8">in the Eocene</text:span><text:span text:style-name="T4">, followed </text:span><text:span text:style-name="T8">by an Oligocene </text:span><text:span text:style-name="T7">wax-and-waning</text:span><text:span text:style-name="T8"> related to the build-up of the Andes and </text:span><text:span text:style-name="T7">other </text:span><text:span text:style-name="T8">diversity-dependent effects. </text:span><text:span text:style-name="T6">Remarkably, we found that lineages inhabiting tropical and extratropical areas had very distinct macroevolutionary histories,</text:span><text:span text:style-name="T9"> corroborating Wallace’s theory of tropical stability </text:span><text:reference-mark-start text:name="ZOTERO_ITEM CSL_CITATION {&quot;citationID&quot;:&quot;Axkk8XKQ&quot;,&quot;properties&quot;:{&quot;formattedCitation&quot;:&quot;(38)&quot;,&quot;plainCitation&quot;:&quot;(38)&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SJJwEK3Jbn"/><text:span text:style-name="T9">(38)</text:span><text:reference-mark-end text:name="ZOTERO_ITEM CSL_CITATION {&quot;citationID&quot;:&quot;Axkk8XKQ&quot;,&quot;properties&quot;:{&quot;formattedCitation&quot;:&quot;(38)&quot;,&quot;plainCitation&quot;:&quot;(38)&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SJJwEK3Jbn"/><text:span text:style-name="T9">.</text:span><text:span text:style-name="T8"> </text:span><text:span text:style-name="T2">Decoding the past of this mysterious fauna </text:span><text:span text:style-name="T9">will provide key insights into the onset and dynamics of one of the most species-rich region of the world, a central </text:span><text:span text:style-name="T10">and historic </text:span><text:span text:style-name="T9">topic in the </text:span><text:span text:style-name="T10">entire </text:span><text:span text:style-name="T9">field of macroevolution.</text:span></text:p>
      <text:p text:style-name="P2"><text:span text:style-name="T9"/></text:p>
      <text:p text:style-name="P2"/>
      <text:p text:style-name="P3">References</text:p>
      <text:p text:style-name="P1">22. <text:tab/>R. Weppe, F. L. Condamine, G. Guinot, J. Maugoust, M. J. Orliac, Drivers of the artiodactyl turnover in insular western Europe at the Eocene–Oligocene Transition. <text:span text:style-name="T11">Proc. Natl. Acad. Sci.</text:span> 120, e2309945120 (2023).</text:p>
      <text:p text:style-name="P1">30. <text:tab/>J. F. Hoyal Cuthill, N. Guttenberg, G. E. Budd, Impacts of speciation and extinction measured by an evolutionary decay clock. <text:span text:style-name="T11">Nature</text:span> <text:span text:style-name="T12">588</text:span>, 636–641 (2020).</text:p>
      <text:p text:style-name="P1">38. <text:tab/>A. R. Wallace, <text:span text:style-name="T11">Tropical Nature, and Other Essays</text:span> (Macmillan and Company, 187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s Buffan</meta:initial-creator>
    <meta:creation-date>2024-06-17T13:30:13.218240321</meta:creation-date>
    <dc:date>2024-06-17T13:32:48.973555004</dc:date>
    <dc:creator>Lucas Buffan</dc:creator>
    <meta:editing-duration>PT2M36S</meta:editing-duration>
    <meta:editing-cycles>1</meta:editing-cycles>
    <meta:document-statistic meta:table-count="0" meta:image-count="0" meta:object-count="0" meta:page-count="1" meta:paragraph-count="5" meta:word-count="221" meta:character-count="1479" meta:non-whitespace-character-count="1261"/>
    <meta:generator>LibreOffice/7.3.7.2$Linux_X86_64 LibreOffice_project/30$Build-2</meta:generator>
  </office:meta>
</office:document-meta>
</file>